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1" svg:font-family="'Helvetica Neue'"/>
    <style:font-face style:name="Helvetica Neue" svg:font-family="'Helvetica Neue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2.943cm" fo:padding-top="0.254cm" fo:padding-bottom="0.254cm" fo:padding-left="0.254cm" fo:padding-right="0.254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12cm" fo:min-width="2.723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4.093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0cm" fo:min-width="4.69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1.487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4.393cm" fo:padding-top="0.254cm" fo:padding-bottom="0.254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1.361cm" fo:min-width="2.014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4.844cm" fo:padding-top="0.254cm" fo:padding-bottom="0.254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45cm" fo:min-width="5.09cm" fo:padding-top="0.254cm" fo:padding-bottom="0.254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729cm" fo:min-width="7.443cm" fo:padding-top="0.254cm" fo:padding-bottom="0.254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12cm" fo:min-width="5.505cm" fo:padding-top="0.254cm" fo:padding-bottom="0.254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4.041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dash" draw:stroke-dash="Dashed_20__28_var_29__20_4" svg:stroke-width="0.026cm" svg:stroke-color="#000000" draw:stroke-linejoin="round" draw:fill="none" draw:textarea-vertical-align="middle" draw:auto-grow-height="false" draw:fit-to-size="false" style:shrink-to-fit="false" fo:min-height="3.249cm" fo:min-width="2.202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3.343cm" fo:padding-top="0.254cm" fo:padding-bottom="0.254cm" fo:padding-left="0.254cm" fo:padding-right="0.254cm" fo:wrap-option="wrap"/>
      <style:paragraph-properties style:writing-mode="lr-tb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3.743cm" fo:padding-top="0.254cm" fo:padding-bottom="0.254cm" fo:padding-left="0.254cm" fo:padding-right="0.254cm" fo:wrap-option="wrap"/>
      <style:paragraph-properties style:writing-mode="lr-tb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5.193cm" fo:padding-top="0.254cm" fo:padding-bottom="0.254cm" fo:padding-left="0.254cm" fo:padding-right="0.254cm" fo:wrap-option="wrap"/>
      <style:paragraph-properties style:writing-mode="lr-tb"/>
    </style:style>
    <style:style style:name="gr17" style:family="graphic" style:parent-style-name="standard">
      <style:graphic-properties draw:stroke="dash" draw:stroke-dash="Dashed_20__28_var_29__20_4" svg:stroke-width="0.026cm" svg:stroke-color="#000000" draw:stroke-linejoin="round" draw:fill="none" draw:textarea-vertical-align="middle" draw:auto-grow-height="false" draw:fit-to-size="false" style:shrink-to-fit="false" fo:min-height="3.249cm" fo:min-width="3.876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94cm" fo:min-width="5.743cm" fo:padding-top="0.254cm" fo:padding-bottom="0.254cm" fo:padding-left="0.254cm" fo:padding-right="0.254cm" fo:wrap-option="wrap"/>
      <style:paragraph-properties style:writing-mode="lr-tb"/>
    </style:style>
    <style:style style:name="gr19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0cm" fo:min-width="2.726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0.473cm" fo:min-width="1.726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0.7cm" fo:min-width="0.517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cm" svg:stroke-color="#000000" draw:fill="solid" draw:fill-color="#ffffff" draw:textarea-vertical-align="top" draw:auto-grow-height="false" draw:fit-to-size="false" style:shrink-to-fit="false" fo:min-height="0.651cm" fo:min-width="3.451cm" fo:padding-top="0.1cm" fo:padding-bottom="0.1cm" fo:padding-left="0.1cm" fo:padding-right="0.1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Liberation Sans1" fo:font-size="14pt" fo:font-style="italic" style:font-size-asian="14pt" style:font-style-asian="italic" style:font-size-complex="14pt" style:font-style-complex="italic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font-style="normal" style:text-underline-style="none" fo:font-weight="normal" style:font-name-asian="Helvetica Neue1" style:font-size-asian="14pt" style:font-style-asian="normal" style:font-weight-asian="normal" style:font-name-complex="Helvetica Neue1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font-style="italic" style:text-underline-style="none" fo:font-weight="normal" style:font-name-asian="Helvetica Neue1" style:font-size-asian="14pt" style:font-style-asian="italic" style:font-weight-asian="normal" style:font-name-complex="Helvetica Neue1" style:font-size-complex="1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Google Shape;144;p28" draw:style-name="gr1" draw:text-style-name="P2" draw:layer="layout" svg:width="3.45cm" svg:height="1.036cm" svg:x="2.15cm" svg:y="6.914cm">
          <text:p text:style-name="P1"><text:span text:style-name="T1">FIP Data Ques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8" draw:style-name="gr2" draw:text-style-name="P2" draw:layer="layout" svg:width="3.23cm" svg:height="1.619cm" svg:x="10.75cm" svg:y="6.481cm">
          <text:p text:style-name="P1"><text:span text:style-name="T1">FIP Decla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8" draw:style-name="gr3" draw:text-style-name="P2" draw:layer="layout" svg:width="4.6cm" svg:height="1.036cm" svg:x="10.1cm" svg:y="3.416cm">
          <text:p text:style-name="P1"><text:span text:style-name="T1">FAIR Commun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28" draw:style-name="gr4" draw:text-style-name="P3" draw:layer="layout" svg:width="5.191cm" svg:height="0.001cm" draw:transform="rotate (-3.14159265358979) translate (10.741cm 7.464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oogle Shape;148;p28" draw:style-name="gr5" draw:text-style-name="P3" draw:layer="layout" svg:width="0.017cm" svg:height="1.737cm" draw:transform="rotate (-3.14159265358979) translate (12.388cm 6.19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0;p28" draw:style-name="gr6" draw:text-style-name="P2" draw:layer="layout" svg:width="4.9cm" svg:height="1.036cm" svg:x="16.65cm" svg:y="5.1cm">
          <text:p text:style-name="P1"><text:span text:style-name="T1">FAIR-Enabling Re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8" draw:style-name="gr7" draw:text-style-name="P3" draw:layer="layout" svg:width="2.514cm" svg:height="1.611cm" svg:x="13.786cm" svg:y="8.0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2;p28" draw:style-name="gr8" draw:text-style-name="P5" draw:layer="layout" svg:width="5.351cm" svg:height="1.036cm" svg:x="12.356cm" svg:y="5.036cm">
          <text:p text:style-name="P4"><text:span text:style-name="T2">declared-b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28" draw:style-name="gr9" draw:text-style-name="P2" draw:layer="layout" svg:width="5.597cm" svg:height="1.152cm" svg:x="5.266cm" svg:y="7.356cm">
          <text:p text:style-name="P1"><text:span text:style-name="T2">refers-to-ques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28" draw:style-name="gr10" draw:text-style-name="P7" draw:layer="layout" svg:width="7.95cm" svg:height="2.236cm" svg:x="7.15cm" svg:y="8.714cm">
          <text:p text:style-name="P6"><text:span text:style-name="T2">declares-current-use-of /</text:span></text:p>
          <text:p text:style-name="P6"><text:span text:style-name="T2">declares-planned-use-of /</text:span></text:p>
          <text:p text:style-name="P6"><text:span text:style-name="T2">declares-planned-development-o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28" draw:style-name="gr11" draw:text-style-name="P2" draw:layer="layout" svg:width="6.012cm" svg:height="1.619cm" svg:x="1.1cm" svg:y="0.231cm">
          <text:p text:style-name="P1"><text:span text:style-name="T1">FAIR Guiding Principles</text:span></text:p>
          <text:p text:style-name="P1"><text:span text:style-name="T1">(and Sub-Principl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28" draw:style-name="gr12" draw:text-style-name="P3" draw:layer="layout" svg:width="0.031cm" svg:height="4.291cm" draw:transform="rotate (-3.14159265358979) translate (3.997cm 6.19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8;p28" draw:style-name="gr8" draw:text-style-name="P5" draw:layer="layout" svg:width="5.351cm" svg:height="1.036cm" svg:x="4.1cm" svg:y="3.764cm">
          <text:p text:style-name="P4"><text:span text:style-name="T2">refers-to-princ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8" draw:style-name="gr13" draw:text-style-name="P8" draw:layer="layout" svg:width="3.832cm" svg:height="5.313cm" svg:x="1.95cm" svg:y="6.2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4;p28_0" draw:style-name="gr14" draw:text-style-name="P2" draw:layer="layout" svg:width="3.85cm" svg:height="1.036cm" svg:x="-0.3cm" svg:y="5.614cm">
          <text:p text:style-name="P1"><text:span text:style-name="T1">FIP Ques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28_1" draw:style-name="gr14" draw:text-style-name="P2" draw:layer="layout" svg:width="3.85cm" svg:height="1.036cm" svg:x="2cm" svg:y="9.099cm">
          <text:p text:style-name="P1"><text:span text:style-name="T1">FIP Metadata Ques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8_0" draw:style-name="gr15" draw:text-style-name="P2" draw:layer="layout" svg:width="4.25cm" svg:height="1.036cm" svg:x="10.2cm" svg:y="0.825cm">
          <text:p text:style-name="P1"><text:span text:style-name="T1">(data stewar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28_0" draw:style-name="gr5" draw:text-style-name="P3" draw:layer="layout" svg:width="0.017cm" svg:height="1.737cm" draw:transform="rotate (-3.14159265358979) translate (12.331cm 3.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2;p28_0" draw:style-name="gr8" draw:text-style-name="P5" draw:layer="layout" svg:width="5.351cm" svg:height="1.036cm" svg:x="12.299cm" svg:y="2.445cm">
          <text:p text:style-name="P4"><text:span text:style-name="T2">has-data-stew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28_2" draw:style-name="gr16" draw:text-style-name="P2" draw:layer="layout" svg:width="5.7cm" svg:height="1.036cm" svg:x="16.15cm" svg:y="7.25cm">
          <text:p text:style-name="P1"><text:span text:style-name="T1">Available FAIR-Enabling Re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8_0" draw:style-name="gr17" draw:text-style-name="P8" draw:layer="layout" svg:width="6.2cm" svg:height="5.313cm" svg:x="15.95cm" svg:y="6.5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4;p28_4" draw:style-name="gr18" draw:text-style-name="P2" draw:layer="layout" svg:width="6.25cm" svg:height="1.701cm" svg:x="15.95cm" svg:y="9.235cm">
          <text:p text:style-name="P1"><text:span text:style-name="T1">FAIR-Enabling Resource to be Develop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8_0" draw:style-name="gr19" draw:text-style-name="P3" draw:layer="layout" svg:width="3.226cm" svg:height="0.027cm" svg:x="13.774cm" svg:y="8.04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oogle Shape;151;p28_1" draw:style-name="gr20" draw:text-style-name="P3" draw:layer="layout" svg:width="2.226cm" svg:height="0.723cm" svg:x="13.774cm" svg:y="8.0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8;p28_1" draw:style-name="gr21" draw:text-style-name="P3" draw:layer="layout" svg:width="1.017cm" svg:height="0.95cm" draw:transform="rotate (-3.14159265358979) translate (11.667cm 7.1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5;p28_0" draw:style-name="gr22" draw:text-style-name="P10" draw:layer="layout" svg:width="3.65cm" svg:height="0.85cm" svg:x="7.65cm" svg:y="5.75cm">
          <text:p text:style-name="P9"><text:span text:style-name="T2">conside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1" svg:font-family="'Helvetica Neue'"/>
    <style:font-face style:name="Helvetica Neue" svg:font-family="'Helvetica Neue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bias Kuhn</meta:initial-creator>
    <meta:creation-date>2019-07-25T08:43:18.850052344</meta:creation-date>
    <dc:date>2020-09-28T16:52:19.676270577</dc:date>
    <dc:creator>Tobias Kuhn</dc:creator>
    <meta:editing-duration>PT34M47S</meta:editing-duration>
    <meta:editing-cycles>18</meta:editing-cycles>
    <meta:generator>LibreOffice/6.4.6.2$Linux_X86_64 LibreOffice_project/40$Build-2</meta:generator>
    <meta:document-statistic meta:object-count="26"/>
  </office:meta>
</office:document-meta>
</file>